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 Condensed" svg:font-family="'DejaVu Sans Condensed'"/>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_3c_castItem_3e_">
      <style:text-properties officeooo:rsid="003aff2c" officeooo:paragraph-rsid="003aff2c"/>
    </style:style>
    <style:style style:name="P2" style:family="paragraph" style:parent-style-name="_3c_castItem_3e_">
      <style:text-properties officeooo:rsid="005c6bda" officeooo:paragraph-rsid="005c6bda"/>
    </style:style>
    <style:style style:name="P3" style:family="paragraph" style:parent-style-name="_3c_castItem_3e_">
      <style:text-properties fo:font-variant="small-caps" officeooo:rsid="003aff2c" officeooo:paragraph-rsid="005c6bda"/>
    </style:style>
    <style:style style:name="P4" style:family="paragraph" style:parent-style-name="_3c_speaker_3e_">
      <style:text-properties fo:font-variant="small-caps" officeooo:rsid="005e1594" officeooo:paragraph-rsid="005e1594"/>
    </style:style>
    <style:style style:name="P5" style:family="paragraph" style:parent-style-name="_3c_speaker_3e_">
      <style:text-properties fo:font-variant="small-caps" officeooo:rsid="005fb266" officeooo:paragraph-rsid="005fb266"/>
    </style:style>
    <style:style style:name="P6" style:family="paragraph" style:parent-style-name="_3c_stage_3e_">
      <style:text-properties fo:font-variant="normal" fo:text-transform="none" fo:font-style="italic" officeooo:rsid="003aff2c" officeooo:paragraph-rsid="005c6bda"/>
    </style:style>
    <style:style style:name="P7" style:family="paragraph" style:parent-style-name="_3c_stage_3e_">
      <style:text-properties fo:font-variant="normal" fo:text-transform="none" fo:font-style="italic" officeooo:rsid="005c6bda" officeooo:paragraph-rsid="005c6bda"/>
    </style:style>
    <style:style style:name="P8" style:family="paragraph" style:parent-style-name="_3c_stage_3e_">
      <style:text-properties fo:font-variant="normal" fo:text-transform="none" fo:font-style="italic" officeooo:rsid="0060de88" officeooo:paragraph-rsid="0060de88"/>
    </style:style>
    <style:style style:name="P9" style:family="paragraph" style:parent-style-name="Standard">
      <style:text-properties officeooo:rsid="005c6bda" officeooo:paragraph-rsid="005c6bda"/>
    </style:style>
    <style:style style:name="P10" style:family="paragraph" style:parent-style-name="Standard">
      <style:text-properties officeooo:paragraph-rsid="005c6bda"/>
    </style:style>
    <style:style style:name="P11" style:family="paragraph" style:parent-style-name="Standard">
      <style:text-properties officeooo:rsid="005e1594" officeooo:paragraph-rsid="005e1594"/>
    </style:style>
    <style:style style:name="P12" style:family="paragraph" style:parent-style-name="Standard">
      <style:text-properties officeooo:paragraph-rsid="005e1594"/>
    </style:style>
    <style:style style:name="P13" style:family="paragraph" style:parent-style-name="Standard">
      <style:text-properties officeooo:rsid="005fb266" officeooo:paragraph-rsid="005fb266"/>
    </style:style>
    <style:style style:name="P14" style:family="paragraph" style:parent-style-name="Standard">
      <style:text-properties officeooo:paragraph-rsid="005fb266"/>
    </style:style>
    <style:style style:name="P15" style:family="paragraph" style:parent-style-name="Standard">
      <style:text-properties officeooo:rsid="0060de88" officeooo:paragraph-rsid="0060de88"/>
    </style:style>
    <style:style style:name="P16" style:family="paragraph" style:parent-style-name="Text_20_body">
      <style:text-properties officeooo:rsid="005e1594" officeooo:paragraph-rsid="005e1594"/>
    </style:style>
    <style:style style:name="T1" style:family="text">
      <style:text-properties officeooo:rsid="005c6bda"/>
    </style:style>
    <style:style style:name="T2" style:family="text">
      <style:text-properties officeooo:rsid="005e1594"/>
    </style:style>
    <style:style style:name="T3" style:family="text">
      <style:text-properties officeooo:rsid="005fb2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_3c_l_3e_"/>
      <text:p text:style-name="Title">Orphée<text:line-break/>Personnages</text:p>
      <text:p text:style-name="P1">Orphée : <text:span text:style-name="T1">Jean Marais</text:span></text:p>
      <text:p text:style-name="P3">H<text:span text:style-name="T1">eurtebise : François Périer</text:span></text:p>
      <text:p text:style-name="P2">La princesse : Maria Cesarès</text:p>
      <text:p text:style-name="P2">Eurydice : Marie Déa</text:p>
      <text:p text:style-name="P2">L’Éditeur : Henri Crémieux</text:p>
      <text:p text:style-name="P2">Aglaonice : Juliette Gréco</text:p>
      <text:p text:style-name="P2">Le poète : Roger Blin</text:p>
      <text:p text:style-name="P2">Cégeste : Edouard Dermit</text:p>
      <text:p text:style-name="P2">Juges : André Carnège, René Worms</text:p>
      <text:p text:style-name="P2">Le comissaire : Pierre Bertin</text:p>
      <text:p text:style-name="_3c_salute_3e_">Ce film est dédié à Christian Bérard.</text:p>
      <text:p text:style-name="P6">O<text:span text:style-name="T1">n connaît la légende d’Orphée. Dans la mythologie grecque, Orphée était le chantre de Thrace. Il charmait même les bêtes. Ces chants le distrayaient de sa femme, Eurydice. La Mort la lui enleva. Il descendit aux Enfers, les charma, et obtint de revenir avec elle sous condition de ne jamais la regarder. Mais, il la regarda et fut déchiré par les Bacchantes.</text:span></text:p>
      <text:p text:style-name="P7">Où se passe notre histoire ? Et à quelle époque ? C’est le privilège des légendes d’être sans âges. Comme il vous plaira…</text:p>
      <text:h text:style-name="Heading_20_2" text:outline-level="2">Scène I</text:h>
      <text:p text:style-name="P4">La Princesse</text:p>
      <text:p text:style-name="_3c_stage_3e_">en sortant d’une voiture</text:p>
      <text:p text:style-name="P10"><text:span text:style-name="T1">Heurtebise, aidez Monsieur Cégeste à traverser la place.</text:span></text:p>
      <text:p text:style-name="_3c_speaker_3e_">C<text:span text:style-name="T2">é</text:span>geste</text:p>
      <text:p text:style-name="P9">Oh, me je ne suis pas saoul !</text:p>
      <text:p text:style-name="P4">La Princesse</text:p>
      <text:p text:style-name="P9">Si, vous l’êtes !</text:p>
      <text:p text:style-name="_3c_stage_3e_">Ils entrent dans un bar.</text:p>
      <text:h text:style-name="Heading_20_2" text:outline-level="2">Scène II</text:h>
      <text:p text:style-name="_3c_speaker_3e_">Le poète</text:p>
      <text:p text:style-name="P9">Orphée ! Salut !</text:p>
      <text:p text:style-name="_3c_speaker_3e_">Un compagnon du poète,</text:p>
      <text:p text:style-name="_3c_stage_3e_">en partant.</text:p>
      <text:p text:style-name="P9">Vous êtes cinglé ?</text:p>
      <text:p text:style-name="_3c_speaker_3e_">Le poète</text:p>
      <text:p text:style-name="P9">Asseyez-vous une minute !</text:p>
      <text:p text:style-name="_3c_speaker_3e_">Orphée,</text:p>
      <text:p text:style-name="_3c_stage_3e_">en s’assayant.</text:p>
      <text:p text:style-name="P9">J’ai fait le vide.</text:p>
      <text:p text:style-name="_3c_speaker_3e_">Le poète</text:p>
      <text:p text:style-name="P11">Eh ben, vous êtes venu vous mettre dans la gueule du loup.</text:p>
      <text:p text:style-name="_3c_speaker_3e_">Orphée</text:p>
      <text:p text:style-name="P11"><text:soft-page-break/>Je tenais à m’en rendre compte</text:p>
      <text:p text:style-name="_3c_speaker_3e_">Le poète</text:p>
      <text:p text:style-name="P11">Qu’est-ce que vous boirez ?</text:p>
      <text:p text:style-name="_3c_speaker_3e_">Orphée</text:p>
      <text:p text:style-name="P11">Rien, merci, j’ai bu. C’était plutôt amer…. Vous avez du courage de m’adresser la parole.</text:p>
      <text:p text:style-name="_3c_speaker_3e_">Le poète</text:p>
      <text:p text:style-name="P11">Oh, moi, je ne suis plus dans la lutte. J’ai cessé d’écrire à vingt ans. Je n’apportais rien de neuf. On respecte mon silence.</text:p>
      <text:p text:style-name="_3c_speaker_3e_">Orphée</text:p>
      <text:p text:style-name="P11">Ils estiment sans doute que je n’apporte rien de neuf. Et qu’un poète ne doit pas être trop célèbre.</text:p>
      <text:p text:style-name="_3c_speaker_3e_">Le poète</text:p>
      <text:p text:style-name="P11">Ils ne vous aiment pas beaucoup.</text:p>
      <text:p text:style-name="_3c_speaker_3e_">Orphée</text:p>
      <text:p text:style-name="Standard">Dites plutôt qu’ils me haïssent.</text:p>
      <text:p text:style-name="_3c_stage_3e_">Mouvement sur la terrasse du bar, en face de la table où sont assis Orphée et le poète.</text:p>
      <text:p text:style-name="_3c_speaker_3e_">Orphée</text:p>
      <text:p text:style-name="P16">Quel est ce jeune ivrogne qui vient de me traiter si aimablement et qui ne semble pas mépriser le luxe ?</text:p>
      <text:p text:style-name="_3c_speaker_3e_">Le poète,</text:p>
      <text:p text:style-name="_3c_stage_3e_">à l’oreille d’Orphée.</text:p>
      <text:p text:style-name="P16">C’est Jacques Cégeste. Un poète. Il a dix-huit ans et on l’adore. La princesse qui l’accompagne commandite la revue où il vient de publier ses premiers poèmes.</text:p>
      <text:p text:style-name="_3c_speaker_3e_">Orphée</text:p>
      <text:p text:style-name="P16">Cette princesse est fort belle et fort élégante.</text:p>
      <text:p text:style-name="_3c_speaker_3e_">Le poète</text:p>
      <text:p text:style-name="P16">Elle est étrangère, elle ne peut pas se passer de notre milieu. Voilà sa revue <text:span text:style-name="_3c_stage.c_3e_">(en montrant la revue à Orphée)</text:span></text:p>
      <text:p text:style-name="_3c_speaker_3e_">Orphée</text:p>
      <text:p text:style-name="_3c_stage_3e_">Il feuillette la revue composée des pages vides.</text:p>
      <text:p text:style-name="P12"><text:span text:style-name="T2">Je ne vois que des pages blanches !</text:span></text:p>
      <text:p text:style-name="_3c_speaker_3e_">Le poète</text:p>
      <text:p text:style-name="P13">Cela s’appelle « nudisme ».</text:p>
      <text:p text:style-name="_3c_speaker_3e_">Orphée,</text:p>
      <text:p text:style-name="_3c_stage_3e_">en ricanant.</text:p>
      <text:p text:style-name="P13">Mais c’est ridicule !</text:p>
      <text:p text:style-name="_3c_speaker_3e_">Le poète</text:p>
      <text:p text:style-name="P13">Moins ridicule que si ces pages étaient couvertes des textes ridicules. Aucun excès n’est ridicule. Orphée, votre plus grave défaut est de savoir jusqu’où on peut aller trop loin.</text:p>
      <text:p text:style-name="_3c_speaker_3e_">Orphée</text:p>
      <text:p text:style-name="P13">Le public m’aime.</text:p>
      <text:p text:style-name="_3c_speaker_3e_">Le poète</text:p>
      <text:p text:style-name="P13">Il est bien le seul.</text:p>
      <text:h text:style-name="Heading_20_2" text:outline-level="2">Scène III</text:h>
      <text:p text:style-name="P5">Un des compagnons de la Princesse</text:p>
      <text:p text:style-name="P13">On parle de nous.</text:p>
      <text:p text:style-name="_3c_speaker_3e_">Un des compagnons de la Princesse</text:p>
      <text:p text:style-name="P13">Il paraît qu’on change tout quand on publie les textes.</text:p>
      <text:p text:style-name="_3c_speaker_3e_">La Princesse</text:p>
      <text:p text:style-name="P13">J’ai les siens. Gardez-les. Dans l’était où il se trouve, il laisse traîner ses poèmes partout.</text:p>
      <text:p text:style-name="_3c_speaker_3e_"><text:soft-page-break/>Un inconnu,</text:p>
      <text:p text:style-name="_3c_stage_3e_">en attrapant Cégeste par les cheveux.</text:p>
      <text:p text:style-name="_3c_stage_3e_">Les deux se bagarrent.</text:p>
      <text:p text:style-name="P14"><text:span text:style-name="T3">Jacques, rends-moi ça ! Je vais te casser la gueule ! Je vais te casser la gueule !</text:span></text:p>
      <text:p text:style-name="_3c_speaker_3e_">La Princesse</text:p>
      <text:p text:style-name="P13">Voulez-vous vous tranquilliser ? Je déteste les scandales !</text:p>
      <text:p text:style-name="_3c_speaker_3e_">Cégeste</text:p>
      <text:p text:style-name="P13">Naturellement !</text:p>
      <text:p text:style-name="_3c_stage_3e_">Ils continuent la bagarre. Heurtebise arrive dans le bar et passe un appel. </text:p>
      <text:p text:style-name="_3c_speaker_3e_">Heurtebise</text:p>
      <text:p text:style-name="P13">Police de secours ? Café des poètes. Une bagarre.</text:p>
      <text:p text:style-name="_3c_speaker_3e_">Orphée</text:p>
      <text:p text:style-name="P13">Bon soir. Votre café m’amuse. Il se croit le centre du monde.</text:p>
      <text:p text:style-name="_3c_speaker_3e_">Le poète</text:p>
      <text:p text:style-name="P13">Il l’est. Vous le savez et vous en souffrez.</text:p>
      <text:p text:style-name="_3c_speaker_3e_">Orphée</text:p>
      <text:p text:style-name="P13">Mon cas… est-il sans appel ?</text:p>
      <text:p text:style-name="_3c_speaker_3e_">Le poète</text:p>
      <text:p text:style-name="P13">Non, s’il l’était, vous ne provoqueriez pas de haine.</text:p>
      <text:p text:style-name="_3c_speaker_3e_">Orphée</text:p>
      <text:p text:style-name="P13">Que faut-il donc que je fasse ? Que je me batte ?</text:p>
      <text:p text:style-name="_3c_speaker_3e_">Le poète,</text:p>
      <text:p text:style-name="_3c_stage_3e_">en se levant.</text:p>
      <text:p text:style-name="P13">Étonnez-nous.</text:p>
      <text:h text:style-name="Heading_20_2" text:outline-level="2">Scène IV</text:h>
      <text:p text:style-name="_3c_stage_3e_">Des voitures de police arrivent sur la place. Les gendarmes en sortent et s’approchent du café, puis dispersent la foule. Les cris. Rassemblent dans le café.</text:p>
      <text:p text:style-name="_3c_speaker_3e_">Un commissaire,</text:p>
      <text:p text:style-name="_3c_stage_3e_">à Orphée et le poète</text:p>
      <text:p text:style-name="P13">Vos papiers.</text:p>
      <text:p text:style-name="_3c_stage_3e_">Orphée montre ses papiers.</text:p>
      <text:p text:style-name="P15">Pardonnez-moi, mon cher maître, je ne vous ai pas reconnu ! Et pourtant, ma femme avait un portrait de vous dans sa chambre.</text:p>
      <text:p text:style-name="_3c_speaker_3e_">Orphée,</text:p>
      <text:p text:style-name="_3c_stage_3e_">en montrant le poète</text:p>
      <text:p text:style-name="P15">Monsieur est avec moi.</text:p>
      <text:p text:style-name="_3c_speaker_3e_">Le commissaire</text:p>
      <text:p text:style-name="P15">Encore toutes mes excuses.</text:p>
      <text:p text:style-name="_3c_speaker_3e_">Le poète</text:p>
      <text:p text:style-name="P15">Tu joues trop bien avec la police.</text:p>
      <text:p text:style-name="_3c_speaker_3e_">Orphée</text:p>
      <text:p text:style-name="P15">Moi ?</text:p>
      <text:p text:style-name="_3c_speaker_3e_">Le poète</text:p>
      <text:p text:style-name="P15">Je vous conseille de filer en vitesse. On vous rendrait responsable de cette sale histoire.</text:p>
      <text:p text:style-name="P8">Orphée</text:p>
      <text:p text:style-name="Standard">Alors, ça !</text:p>
      <text:p text:style-name="P8">Il part.</text:p>
      <text:p text:style-name="_3c_speaker_3e_">Cégeste</text:p>
      <text:p text:style-name="_3c_stage_3e_">Il est retenu par deux policiers.</text:p>
      <text:p text:style-name="Standard">Mais laissez-moi ! Laissez-moi !</text:p>
      <text:p text:style-name="P15">La princesse</text:p>
      <text:p text:style-name="P15"><text:soft-page-break/>Vous n’avez pas le droit de secouer ce jeune homme !</text:p>
      <text:p text:style-name="P15">Un commissaire</text:p>
      <text:p text:style-name="P15">Il n’a pas de papiers ! Suivez-nous !</text:p>
      <text:p text:style-name="P15">La princesse</text:p>
      <text:p text:style-name="P15">Je suis responsable pour lui !</text:p>
      <text:p text:style-name="P15">Un commissaire</text:p>
      <text:p text:style-name="P15">Vous l’expliquerez au commissariat</text:p>
      <text:p text:style-name="_3c_salute_3e_"/>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 Condensed" svg:font-family="'DejaVu Sans Condensed'"/>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_3c_argument_3e_" style:display-name="&lt;argument&gt;" style:family="paragraph" style:parent-style-name="Text_20_body">
      <style:paragraph-properties fo:margin-left="1cm" fo:margin-right="1cm" fo:text-indent="0cm" style:auto-text-indent="false"/>
      <style:text-properties fo:font-style="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3c_l_3e_" style:display-name="&lt;l&gt;" style:family="paragraph" style:parent-style-name="Text_20_body">
      <style:paragraph-properties fo:text-align="center" style:justify-single-word="false"/>
    </style:style>
    <style:style style:name="Corps_20_du_20_texte_20__28_2_29_" style:display-name="Corps du texte (2)" style:family="paragraph" style:master-page-name="">
      <loext:graphic-properties draw:fill="solid" draw:fill-color="#ffffff" draw:opacity="100%"/>
      <style:paragraph-properties fo:margin-left="0cm" fo:margin-right="0cm" fo:text-indent="-3.669cm" style:auto-text-indent="false" style:page-number="auto" fo:background-color="#ffffff"/>
    </style:style>
    <style:style style:name="Frame_20_contents" style:display-name="Frame contents" style:family="paragraph" style:parent-style-name="Text_20_body" style:class="extra"/>
    <style:style style:name="_3c_label_3e_" style:display-name="&lt;label&gt;" style:family="paragraph" style:parent-style-name="Standard">
      <style:paragraph-properties fo:margin-left="2cm" fo:margin-right="2cm" fo:text-align="justify" style:justify-single-word="false" fo:text-indent="0.3cm" style:auto-text-indent="false"/>
      <style:text-properties fo:font-style="italic"/>
    </style:style>
    <style:style style:name="_3c_castItem_3e_" style:display-name="&lt;castItem&gt;" style:family="paragraph" style:parent-style-name="List_20_Contents" style:class="text">
      <style:paragraph-properties fo:text-align="end" style:justify-single-word="false"/>
      <style:text-properties fo:font-variant="small-caps"/>
    </style:style>
    <style:style style:name="_3c_speaker_3e_" style:display-name="&lt;speaker&gt;" style:family="paragraph" style:parent-style-name="Standard">
      <style:paragraph-properties fo:text-align="center" style:justify-single-word="false"/>
      <style:text-properties fo:font-variant="small-caps"/>
    </style:style>
    <style:style style:name="_3c_stage_3e_" style:display-name="&lt;stage&gt;" style:family="paragraph" style:parent-style-name="_3c_speaker_3e_">
      <style:text-properties fo:font-variant="normal" fo:text-transform="none" fo:font-style="italic"/>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c_signed_3e_" style:display-name="&lt;signed&gt;" style:family="paragraph" style:parent-style-name="Standard">
      <style:paragraph-properties fo:text-align="end" style:justify-single-word="false"/>
      <style:text-properties fo:font-variant="small-caps"/>
    </style:style>
    <style:style style:name="_3c_dateline_3e_" style:display-name="&lt;dateline&gt;" style:family="paragraph" style:parent-style-name="Standard">
      <style:paragraph-properties fo:text-align="end" style:justify-single-word="false"/>
      <style:text-properties fo:font-style="italic"/>
    </style:style>
    <style:style style:name="_3c_salute_3e_" style:display-name="&lt;salute&gt;" style:family="paragraph" style:parent-style-name="_3c_speaker_3e_">
      <style:paragraph-properties fo:margin-left="0cm" fo:margin-right="0cm" fo:margin-top="0.4cm" fo:margin-bottom="0.4cm" loext:contextual-spacing="false" fo:text-align="end" style:justify-single-word="false" fo:text-indent="0.3cm" style:auto-text-indent="false"/>
      <style:text-properties fo:font-variant="normal" fo:text-transform="none" fo:font-style="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Footnote_20_Symbol" style:display-name="Footnote Symbol" style:family="text"/>
    <style:style style:name="Footnote_20_anchor" style:display-name="Footnote anchor" style:family="text">
      <style:text-properties style:text-position="super 58%"/>
    </style:style>
    <style:style style:name="DefaultFontStyle" style:family="text">
      <style:text-properties fo:color="#000000" style:text-position="0% 100%" style:font-name="DejaVu Sans Condensed" fo:font-family="'DejaVu Sans Condensed'" fo:font-size="12pt" fo:letter-spacing="normal" fo:language="fr" fo:country="FR" style:font-name-asian="DejaVu Sans Condensed" style:font-family-asian="'DejaVu Sans Condensed'" style:font-size-asian="12pt" style:language-asian="fr" style:country-asian="FR" style:font-name-complex="DejaVu Sans Condensed" style:font-family-complex="'DejaVu Sans Condensed'" style:font-size-complex="12pt" style:language-complex="fr" style:country-complex="FR" style:text-scale="100%"/>
    </style:style>
    <style:style style:name="CharStyle4" style:family="text" style:parent-style-name="DefaultFont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3c_corr_3e_" style:display-name="&lt;corr&gt;" style:family="text">
      <style:text-properties style:text-line-through-style="solid" style:text-line-through-type="single"/>
    </style:style>
    <style:style style:name="_3c_stage.c_3e_" style:display-name="&lt;stage.c&gt;" style:family="text">
      <style:text-properties fo:font-style="italic" officeooo:rsid="005e1594"/>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Karolina Suchecka</meta:initial-creator>
    <meta:creation-date>2019-03-24T12:23:45.39</meta:creation-date>
    <dc:date>2020-06-23T12:07:28.216191434</dc:date>
    <meta:editing-duration>PT23H23M35S</meta:editing-duration>
    <meta:editing-cycles>46</meta:editing-cycles>
    <meta:generator>LibreOffice/6.3.5.2$Linux_X86_64 LibreOffice_project/30$Build-2</meta:generator>
    <meta:document-statistic meta:table-count="0" meta:image-count="0" meta:object-count="0" meta:page-count="4" meta:paragraph-count="137" meta:word-count="824" meta:character-count="4487" meta:non-whitespace-character-count="3799"/>
  </office:meta>
</office:document-meta>
</file>